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24afa" officeooo:paragraph-rsid="00024afa"/>
    </style:style>
    <style:style style:name="P2" style:family="paragraph" style:parent-style-name="Text_20_body">
      <style:text-properties officeooo:rsid="00024afa" officeooo:paragraph-rsid="00024afa"/>
    </style:style>
    <style:style style:name="P3" style:family="paragraph" style:parent-style-name="Text_20_body">
      <style:text-properties officeooo:rsid="0005b1f3" officeooo:paragraph-rsid="0005b1f3"/>
    </style:style>
    <style:style style:name="P4" style:family="paragraph" style:parent-style-name="Text_20_body">
      <style:text-properties officeooo:rsid="0005bee1" officeooo:paragraph-rsid="0005bee1"/>
    </style:style>
    <style:style style:name="P5" style:family="paragraph" style:parent-style-name="Text_20_body">
      <style:text-properties officeooo:paragraph-rsid="0005bee1"/>
    </style:style>
    <style:style style:name="T1" style:family="text">
      <style:text-properties officeooo:rsid="0005bee1"/>
    </style:style>
    <style:style style:name="T2"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apanese:</text:p>
      <text:p text:style-name="P4"/>
      <text:p text:style-name="P4">「きひぃっ」</text:p>
      <text:p text:style-name="Text_20_body">月光が照らす夜を男は逃げ走っていた。<text:line-break/>街灯もない暗闇の路地。時折壁にちぎれて垂れ下がれたケーブルのスパークが白と闇を灼いた。その明滅する光と闇の中を走り狂う男の姿が、アニメーションのように浮かんで消える。<text:line-break/>男は頭の一部と左腕を機械化した半身サイボーグであった。そのマシン腕には振りの古びたナタが握られ、鈍く光ったそれには濃い血糊が黒くしみついていた。<text:line-break/>クズ鉄町の歓楽街から離れた地帯であるここは、人気のない薄汚れた路地だけが毛細血管のように建造物の隙間をめぐっている。</text:p>
      <text:p text:style-name="P4"/>
      <text:p text:style-name="P3"/>
      <text:p text:style-name="P3">Translation of BMP:</text:p>
      <text:p text:style-name="P1"/>
      <text:p text:style-name="P1">"Shiiiiing—"</text:p>
      <text:p text:style-name="P1"/>
      <text:p text:style-name="P1">The man ran, fleeing through the night illuminated by the moonlight. It was a dark road with no streetlights. A cable that had snapped from a wall dangled, and sparks from the frayed wires flared in white light, illuminating the darkness like an animation. The light flickered, and the man's crazed figure dashed through the shifting light and shadow.</text:p>
      <text:p text:style-name="P1"/>
      <text:p text:style-name="P1">The man was a half-cyborg, with part of his head and his left arm mechanized. He was gripping an old, worn machete, which gleamed faintly. Blackened blood clung thickly to the blade. This was a desolate, filthy part of town, far from the entertainment district of Kuzu Iron Town, and he was circling through the narrow gaps between the abandoned buildings, like a rat through pipes.</text:p>
      <text:p text:style-name="P1"/>
      <text:p text:style-name="P3">Translation of JPG:</text:p>
      <text:p text:style-name="P3"/>
      <text:p text:style-name="P3"><text:span text:style-name="Strong_20_Emphasis">"Squeal—"</text:span></text:p>
      <text:p text:style-name="Text_20_body">A man was running through the night illuminated by moonlight. On a dark street with no streetlights, the occasional walls and hanging cables sparked brightly in the dimness. The man’s figure, madly dashing through the mix of light and darkness, looked as if it had been lifted out of an animation.</text:p>
      <text:p text:style-name="Text_20_body">The man was a half-cyborg, his head and left arm mechanized. He clutched an old machete in his hand. Its surface, polished to a shine, glistened with a thick, black layer of blood. He was roaming through a desolate entertainment district of Kuzu-iron Town, through an isolated, dilapidated area with dirty, <text:soft-page-break/>abandoned streets, and weaving through the gaps between dilapidated buildings that looked like they had pipes sticking out of them.</text:p>
      <text:p text:style-name="P3"/>
      <text:p text:style-name="P4">Translation of PNG:</text:p>
      <text:p text:style-name="P4"/>
      <text:p text:style-name="P4"><text:span text:style-name="Strong_20_Emphasis">"Squeal—"</text:span></text:p>
      <text:p text:style-name="Text_20_body">The man was running away through the night illuminated by moonlight.<text:line-break/>Down a dark alley with no streetlights. Occasionally, the sparks from a torn and hanging cable scorched the contrast of light and darkness. The figure of the man, madly dashing through the flickering light and shadow, appeared and vanished like an animation.<text:line-break/>The man was a half-cyborg, with parts of his head and his left arm mechanized. In his machine arm, he held an old machete, and the dull blade was stained with thick, blackened blood.<text:line-break/>This was an isolated area away from the entertainment district of Kuzu-iron Town, where only dirty, abandoned alleyways snaked through the gaps between buildings like capillaries.</text:p>
      <text:p text:style-name="P4"/>
      <text:p text:style-name="P5"><text:span text:style-name="T1">Google Translate of Japanese:<text:line-break/></text:span><text:span text:style-name="T2">"Eeek!" </text:span></text:p>
      <text:p text:style-name="P5"><text:span text:style-name="T2">The man fled through the moonlit night. A dark alley with no streetlights. Occasionally, sparks from a cable that had broken off and was hanging down from the wall burned the white and darkness. The figure of a man running wildly through the flickering light and darkness appeared and disappeared like an animation. </text:span></text:p>
      <text:p text:style-name="P5"><text:span text:style-name="T2">The man was a half-cyborg, with part of his head and left arm mechanized. In that mechanical arm he held an old, worn machete, which glowed dully and was stained black with thick, fake blood. This area was far from the entertainment district of Scrap Metal Town, and only dirty, deserted alleys ran through the gaps between the buildings like capillaries.</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1T21:53:37.046000000</meta:creation-date>
    <dc:date>2024-09-23T13:44:53.938000000</dc:date>
    <meta:editing-duration>PT9H46M1S</meta:editing-duration>
    <meta:editing-cycles>4</meta:editing-cycles>
    <meta:generator>LibreOffice/24.2.4.2$Windows_X86_64 LibreOffice_project/51a6219feb6075d9a4c46691dcfe0cd9c4fff3c2</meta:generator>
    <meta:document-statistic meta:table-count="0" meta:image-count="0" meta:object-count="0" meta:page-count="2" meta:paragraph-count="17" meta:word-count="732" meta:character-count="3204" meta:non-whitespace-character-count="2721"/>
  </office:meta>
</office:document-meta>
</file>